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3">
      <style:paragraph-properties fo:text-align="start" style:justify-single-word="false"/>
      <style:text-properties officeooo:paragraph-rsid="0021392b"/>
    </style:style>
    <style:style style:name="P3" style:family="paragraph" style:parent-style-name="Standard">
      <style:paragraph-properties fo:text-align="start" style:justify-single-word="false"/>
      <style:text-properties officeooo:paragraph-rsid="0021392b"/>
    </style:style>
    <style:style style:name="P4" style:family="paragraph" style:parent-style-name="Standard" style:list-style-name="L4">
      <style:paragraph-properties fo:text-align="start" style:justify-single-word="false"/>
      <style:text-properties officeooo:paragraph-rsid="0022ef8b"/>
    </style:style>
    <style:style style:name="P5" style:family="paragraph" style:parent-style-name="Standard">
      <style:paragraph-properties fo:text-align="center" style:justify-single-word="false"/>
      <style:text-properties officeooo:rsid="001f39bc" officeooo:paragraph-rsid="001f39bc"/>
    </style:style>
    <style:style style:name="P6" style:family="paragraph" style:parent-style-name="Standard">
      <style:paragraph-properties fo:text-align="start" style:justify-single-word="false"/>
      <style:text-properties officeooo:rsid="001f39bc" officeooo:paragraph-rsid="001f39bc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f39bc" officeooo:paragraph-rsid="001f39bc"/>
    </style:style>
    <style:style style:name="P8" style:family="paragraph" style:parent-style-name="Standard">
      <style:paragraph-properties fo:text-align="start" style:justify-single-word="false"/>
      <style:text-properties officeooo:rsid="001f9595" officeooo:paragraph-rsid="001f9595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1f9595" officeooo:paragraph-rsid="001f9595"/>
    </style:style>
    <style:style style:name="P10" style:family="paragraph" style:parent-style-name="Standard">
      <style:paragraph-properties fo:text-align="start" style:justify-single-word="false"/>
      <style:text-properties officeooo:rsid="0021392b" officeooo:paragraph-rsid="0021392b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21392b" officeooo:paragraph-rsid="0021392b"/>
    </style:style>
    <style:style style:name="P12" style:family="paragraph" style:parent-style-name="Standard">
      <style:paragraph-properties fo:text-align="start" style:justify-single-word="false"/>
      <style:text-properties officeooo:rsid="0021fe31" officeooo:paragraph-rsid="0021fe31"/>
    </style:style>
    <style:style style:name="P13" style:family="paragraph" style:parent-style-name="Standard" style:list-style-name="L4">
      <style:paragraph-properties fo:text-align="start" style:justify-single-word="false"/>
      <style:text-properties officeooo:rsid="0022ef8b" officeooo:paragraph-rsid="0022ef8b"/>
    </style:style>
    <style:style style:name="P14" style:family="paragraph" style:parent-style-name="Standard">
      <style:paragraph-properties fo:text-align="start" style:justify-single-word="false"/>
      <style:text-properties officeooo:rsid="0022ef8b" officeooo:paragraph-rsid="0022ef8b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1f39bc" style:font-size-asian="13.1000003814697pt" style:font-size-complex="15pt"/>
    </style:style>
    <style:style style:name="T3" style:family="text">
      <style:text-properties fo:font-size="15pt" officeooo:rsid="001f9595" style:font-size-asian="13.1000003814697pt" style:font-size-complex="15pt"/>
    </style:style>
    <style:style style:name="T4" style:family="text">
      <style:text-properties fo:font-size="15pt" officeooo:rsid="0021392b" style:font-size-asian="13.1000003814697pt" style:font-size-complex="15pt"/>
    </style:style>
    <style:style style:name="T5" style:family="text">
      <style:text-properties fo:font-size="15pt" officeooo:rsid="0022ef8b" style:font-size-asian="13.1000003814697pt" style:font-size-complex="15pt"/>
    </style:style>
    <style:style style:name="T6" style:family="text">
      <style:text-properties fo:font-size="15pt" officeooo:rsid="0023ec17" style:font-size-asian="13.1000003814697pt" style:font-size-complex="15pt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2">MANUAL DE USO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5"><text:soft-page-break/><text:span text:style-name="T1">ÍNDICE</text:span></text:p>
      <text:p text:style-name="P5"><text:span text:style-name="T1"/></text:p>
      <text:list xml:id="list8977138819903167557" text:style-name="L1">
        <text:list-item>
          <text:p text:style-name="P7"><text:span text:style-name="T1">Propósito</text:span></text:p>
        </text:list-item>
        <text:list-item>
          <text:p text:style-name="P7"><text:span text:style-name="T1">Objetivo del juego</text:span></text:p>
        </text:list-item>
        <text:list-item>
          <text:p text:style-name="P7"><text:span text:style-name="T1">Cómo jugar</text:span></text:p>
        </text:list-item>
      </text:list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list xml:id="list233458414331067" text:continue-numbering="true" text:style-name="L1">
        <text:list-header>
          <text:p text:style-name="P7"><text:soft-page-break/><text:span text:style-name="T1">1. Propósito</text:span></text:p>
        </text:list-header>
      </text:list>
      <text:p text:style-name="P6"><text:span text:style-name="T1"/></text:p>
      <text:p text:style-name="P6"><text:span text:style-name="T1">El siguiente manual tiene como finalidad ser una guía básica , de tal forma que el lector pueda adquirir los conceptos indispensables para lograr el objetivo del juego y a su vez disfrutal del mismo.</text:span></text:p>
      <text:p text:style-name="P6"><text:span text:style-name="T1"/></text:p>
      <text:p text:style-name="P6"><text:span text:style-name="T1">En los siguientes apartados daremos una idea mas detallada sobre el alcance y ventaja del juego. </text:span></text:p>
      <text:p text:style-name="P6"><text:span text:style-name="T1"/></text:p>
      <text:p text:style-name="P6"><text:span text:style-name="T1">Cualquier comentario o sugerencia respecto al juego, los desarrolladores </text:span><text:span text:style-name="T3">estaremos dispuestos a recibirla con todo agrado y solventar en el menor tiempo posible.</text:span></text:p>
      <text:p text:style-name="P6"><text:span text:style-name="T3"/></text:p>
      <text:p text:style-name="P8"><text:span text:style-name="T1">Puede contactar con nosotros mediante un correo a cualquiera de las siguientes direcciones:</text:span></text:p>
      <text:list xml:id="list9081259433650991934" text:style-name="L2">
        <text:list-item>
          <text:p text:style-name="P9"><text:a xlink:type="simple" xlink:href="mailto:pablo.perezmanso@estudiante.uam.es" text:style-name="Internet_20_link" text:visited-style-name="Visited_20_Internet_20_Link"><text:span text:style-name="T1">pablo.perezmanso@estudiante.uam.es</text:span></text:a></text:p>
        </text:list-item>
        <text:list-item>
          <text:p text:style-name="P9"><text:a xlink:type="simple" xlink:href="mailto:alejandro.morenos@estudiante.uam.es" text:style-name="Internet_20_link" text:visited-style-name="Visited_20_Internet_20_Link"><text:span text:style-name="T1">alejandro.morenos@estudiante.uam.es</text:span></text:a></text:p>
        </text:list-item>
      </text:list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>2. Objetivo del juego</text:span></text:p>
      <text:p text:style-name="P8"><text:span text:style-name="T1"/></text:p>
      <text:p text:style-name="P10"><text:span text:style-name="T1">El juego tiene dos objetivos principales. </text:span></text:p>
      <text:p text:style-name="P10"><text:span text:style-name="T1"/></text:p>
      <text:list xml:id="list6300334745418553717" text:style-name="L3">
        <text:list-item>
          <text:p text:style-name="P2"><text:span text:style-name="T4">Por una parte, tendremos que ser capaces de recorrer la mayor distancia posible, evitando todos los obstaculos que se nos pongan en nuestro camino y evitando el caernos al saltar de una a otra plataforma.</text:span></text:p>
        </text:list-item>
      </text:list>
      <text:p text:style-name="P3"><text:span text:style-name="T4"/></text:p>
      <text:list xml:id="list233458696095260" text:continue-numbering="true" text:style-name="L3">
        <text:list-item>
          <text:p text:style-name="P11"><text:span text:style-name="T1">Por otra parte, tendremos que recoger la mayor cantidad de monedas posibles para superar el record del actual lider del infinite survival.</text:span></text:p>
        </text:list-item>
      </text:list>
      <text:p text:style-name="P10"><text:span text:style-name="T1"/></text:p>
      <text:p text:style-name="P12"><text:span text:style-name="T1">Para completar los objetivos del juego, a parte de las habilidades de salto y agachado, contaremos con la habilidad especial del power up.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oft-page-break/><text:span text:style-name="T1">3. <text:s/>Cómo jugar</text:span></text:p>
      <text:p text:style-name="P12"><text:span text:style-name="T1"/></text:p>
      <text:p text:style-name="P12"><text:span text:style-name="T1">Al inicio del juego, tendremos el menu principal, el cual nos dejará iniciar una nueva partida si es la primera vez que jugamos al juego, o nos dará la posibilidad de seleccionar un nivel de dificultad en caso contrario.</text:span></text:p>
      <text:p text:style-name="P12"><text:span text:style-name="T1"/></text:p>
      <text:p text:style-name="P12"><text:span text:style-name="T1">Una vez iniciamos una partida, l</text:span><text:span text:style-name="T5">as instrucciones de manejo del jugador son muy simples:</text:span></text:p>
      <text:p text:style-name="P12"><text:span text:style-name="T5"/></text:p>
      <text:list xml:id="list6753889787435873192" text:style-name="L4">
        <text:list-item>
          <text:p text:style-name="P4"><text:span text:style-name="T5">Para saltar, pulsaremos la tecla (</text:span><text:span text:style-name="T1">↑</text:span><text:span text:style-name="T5">) o la tecla espacio.</text:span></text:p>
        </text:list-item>
        <text:list-item>
          <text:p text:style-name="P4"><text:span text:style-name="T5">Para agacharnos, pulsaremos la tecla (</text:span><text:span text:style-name="T1">↓</text:span><text:span text:style-name="T5">).</text:span></text:p>
        </text:list-item>
        <text:list-item>
          <text:p text:style-name="P13"><text:span text:style-name="T1">Para pausar la partida, arrastraremos el raton hasta el botón de pause y haremos click en el.</text:span></text:p>
        </text:list-item>
        <text:list-item>
          <text:p text:style-name="P13"><text:span text:style-name="T1">Para volver a reanudar la partida , simplemente arrastraremos el botón hasta el play y haremos click en el.</text:span></text:p>
        </text:list-item>
      </text:list>
      <text:p text:style-name="P14"><text:span text:style-name="T1"/></text:p>
      <text:p text:style-name="P14"><text:span text:style-name="T1">Finalmente, cuando el jugador haya agotado la vida o haya caido por un precipio, se mostrará el menú de gameover, en el cual podremos reanudar la partida pulsando el botón </text:span><text:span text:style-name="T6">de reanudar, o bien podremos volver a la página de inicio del juego pulsando el botón home.</text:span></text:p>
      <text:p text:style-name="P1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9:10:34.025976080</meta:creation-date>
    <dc:date>2017-01-09T23:34:57.163718742</dc:date>
    <meta:editing-duration>PT1M31S</meta:editing-duration>
    <meta:editing-cycles>1</meta:editing-cycles>
    <meta:document-statistic meta:table-count="0" meta:image-count="0" meta:object-count="0" meta:page-count="5" meta:paragraph-count="25" meta:word-count="357" meta:character-count="2124" meta:non-whitespace-character-count="1799"/>
    <meta:generator>LibreOffice/5.1.4.2$Linux_X86_64 LibreOffice_project/10m0$Build-2</meta:generator>
  </office:meta>
</office:document-meta>
</file>